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28a9" officeooo:paragraph-rsid="001428a9"/>
    </style:style>
    <style:style style:name="P2" style:family="paragraph" style:parent-style-name="Standard">
      <style:text-properties officeooo:rsid="001630ac" officeooo:paragraph-rsid="001630ac"/>
    </style:style>
    <style:style style:name="P3" style:family="paragraph" style:parent-style-name="Standard">
      <style:text-properties fo:font-weight="bold" officeooo:rsid="001630ac" officeooo:paragraph-rsid="001630ac" style:font-weight-asian="bold" style:font-weight-complex="bold"/>
    </style:style>
    <style:style style:name="P4" style:family="paragraph" style:parent-style-name="Standard">
      <style:text-properties officeooo:rsid="001933ad" officeooo:paragraph-rsid="001933ad"/>
    </style:style>
    <style:style style:name="P5" style:family="paragraph" style:parent-style-name="Standard">
      <style:text-properties officeooo:rsid="001a709d" officeooo:paragraph-rsid="001a709d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1a709d" officeooo:paragraph-rsid="001a709d"/>
    </style:style>
    <style:style style:name="P7" style:family="paragraph" style:parent-style-name="Standard">
      <style:text-properties officeooo:rsid="001630ac" officeooo:paragraph-rsid="001630ac"/>
    </style:style>
    <style:style style:name="P8" style:family="paragraph" style:parent-style-name="Standard">
      <style:text-properties officeooo:rsid="001a709d" officeooo:paragraph-rsid="001a709d"/>
    </style:style>
    <style:style style:name="P9" style:family="paragraph" style:parent-style-name="Standard">
      <style:text-properties officeooo:rsid="001c7e21" officeooo:paragraph-rsid="001c7e21"/>
    </style:style>
    <style:style style:name="T1" style:family="text">
      <style:text-properties officeooo:rsid="0017d974"/>
    </style:style>
    <style:style style:name="T2" style:family="text">
      <style:text-properties officeooo:rsid="0017e396"/>
    </style:style>
    <style:style style:name="T3" style:family="text">
      <style:text-properties fo:color="#000000" loext:opacity="100%" fo:font-weight="bold" officeooo:rsid="001933ad" style:font-weight-asian="bold" style:font-weight-complex="bold"/>
    </style:style>
    <style:style style:name="T4" style:family="text">
      <style:text-properties officeooo:rsid="001aad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int formated string</text:p>
      <text:p text:style-name="P2">fprintf(“x=%<text:span text:style-name="T1">i</text:span>, y=%<text:span text:style-name="T1">i</text:span><text:span text:style-name="T3">\n</text:span>”, x, y)</text:p>
      <text:p text:style-name="P2">%<text:span text:style-name="T1">i – integer</text:span></text:p>
      <text:p text:style-name="P2">%<text:span text:style-name="T1">s – string</text:span></text:p>
      <text:p text:style-name="P2">%<text:span text:style-name="T1">0.{precision}f – floating point with desired num. of decimal digits: fprintf(“%0.3”, 1.3) → “1.300”</text:span></text:p>
      <text:p text:style-name="P2">%<text:span text:style-name="T2">0.{precision}e – scintific format: fprintf(“%0.2e”, 12345) → “1.23e+3”</text:span></text:p>
      <text:p text:style-name="P2">%<text:span text:style-name="T4">s - string</text:span></text:p>
      <text:p text:style-name="P4">%% - to print ‘%’</text:p>
      <text:p text:style-name="P5">\\ - to print ‘\’</text:p>
      <text:p text:style-name="P9">Can’t substitute vector – print it separately.</text:p>
      <text:p text:style-name="P5"/>
      <text:p text:style-name="P6"/>
      <text:p text:style-name="P1">interp(array, int_multiplier) – interpolate</text:p>
      <text:p text:style-name="P1">decimate(array, int_divider) - decimat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9T16:35:32.047000000</meta:creation-date>
    <dc:date>2024-09-23T21:33:39.647000000</dc:date>
    <meta:editing-duration>PT23M44S</meta:editing-duration>
    <meta:editing-cycles>9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12" meta:word-count="57" meta:character-count="417" meta:non-whitespace-character-count="366"/>
  </office:meta>
</office:document-meta>
</file>